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b03d" officeooo:paragraph-rsid="001bb03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b03d" officeooo:paragraph-rsid="001bb03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bb03d" officeooo:paragraph-rsid="001bb0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bb03d" officeooo:paragraph-rsid="001bb03d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atika Diskrit (A)</text:p>
      <text:p text:style-name="P1">2025-10-06</text:p>
      <text:p text:style-name="P1">Tugas pengganti UTS</text:p>
      <text:p text:style-name="P1"/>
      <text:p text:style-name="P2">1) Cari satu artikel ilmiah bebas dengan syarat: (15%)</text:p>
      <text:p text:style-name="P1">- DOI valid</text:p>
      <text:p text:style-name="P1">- berbahasa Inggris atau Indonesia</text:p>
      <text:p text:style-name="P1">Cuplik bagian abstrak, pendahuluan (introduction), dan kesimpulan (conclusion). Tuliskan asal negara <text:span text:style-name="T1">corresponding author</text:span>.</text:p>
      <text:p text:style-name="P1"/>
      <text:p text:style-name="P2">2) Tabel pivot konsonan dan vokal dalam kata (20%)</text:p>
      <text:p text:style-name="P3">Tabulasi kata-kata berdasarkan berapa jumlah konsonan atau vokal di dalamnya: sumbu x (konsonan), sumbu y (vokal).</text:p>
      <text:p text:style-name="P3">Buat dua heatmap/tabel yang berisi:</text:p>
      <text:p text:style-name="P3">- berapa frekuensi dari tiap kombinasi konsonan-vokal yang ditemukan</text:p>
      <text:p text:style-name="P3">- berapa cacah kata yang masuk dalam tiap kombinasi konsonan-vokal</text:p>
      <text:p text:style-name="P4">Bahas secara ringkas.</text:p>
      <text:p text:style-name="P2"/>
      <text:p text:style-name="P2">3) Tabel pivot kata dalam kalimat (20%)</text:p>
      <text:p text:style-name="P4">Identifikasi berapa jumlah kata dalam tiap kalimat, kemudian buat histogramnya. Bahas secara ringkas.</text:p>
      <text:p text:style-name="P2"/>
      <text:p text:style-name="P2">4) Tabel pivot kalimat dalam paragraf (20%)</text:p>
      <text:p text:style-name="P4">Identifikasi berapa jumlah kalimat dalam tiap paragraf, kemudian buat histogramnya. Bahas secara ringkas.</text:p>
      <text:p text:style-name="P2"/>
      <text:p text:style-name="P2"/>
      <text:p text:style-name="P1"><text:span text:style-name="T8">5) Bonus (15%) </text:span>dapat diperoleh dengan:</text:p>
      <text:p text:style-name="P1">- kumpulkan tugas lebih cepat (pertambahan 2% tiap hari sebelum 13 Oktober 10:00, maksimum 15%; penalti 2% tiap hari setelah 13 Oktober sampai 20 Oktober)</text:p>
      <text:p text:style-name="P1">- <text:span text:style-name="T1">being creative</text:span><text:span text:style-name="T3">: tambahkan analisis yang dirasa </text:span><text:span text:style-name="T4">menarik </text:span><text:span text:style-name="T5">dari teks yang sama.</text:span></text:p>
      <text:p text:style-name="P1"><text:span text:style-name="T5"/></text:p>
      <text:p text:style-name="P1"><text:span text:style-name="T5">Kumpulkan dalam format python source code (*.py) atau python notebook (*.ipynb), unggah ke repositori di </text:span><text:span text:style-name="T4">github </text:span><text:span text:style-name="T5">dan kirim updatenya ke email </text:span><text:a xlink:type="simple" xlink:href="mailto:muhammad_zulhaj.sada@upnjatim.ac.id" text:style-name="Internet_20_link" text:visited-style-name="Visited_20_Internet_20_Link"><text:span text:style-name="T5">muhammad_zulhaj.sada@upnjatim.ac.id</text:span></text:a></text:p>
      <text:p text:style-name="P1"><text:span text:style-name="T5"/></text:p>
      <text:p text:style-name="P1"><text:span text:style-name="T5">Pada </text:span><text:span text:style-name="T4">13 Oktober 2025 </text:span><text:span text:style-name="T5">(pelaksanaan UTS), semua </text:span><text:span text:style-name="T4">mahasiswa tetap harus datang </text:span><text:span text:style-name="T5">untuk mengisi daftar hadir. Jika berhalangan, harap konfirmasi secepatnya 2 hari sebelum, atau 1 hari setelah.</text:span></text:p>
      <text:p text:style-name="P1"><text:span text:style-name="T5"/></text:p>
      <text:p text:style-name="P1"><text:span text:style-name="T5">Untuk mahasiswa yang </text:span><text:span text:style-name="T2">kebetulan</text:span><text:span text:style-name="T5"> artikel yang dipilih sama, akan disyaratkan untuk mencantumkan prompt/diskusi dengan LLM (ChatGPT, Gemini, Claude, dlsb) untuk menunjukkan tidak saling mencontek. Kalau ketahuan </text:span><text:span text:style-name="T6">secara garis besar</text:span><text:span text:style-name="T7"> </text:span><text:span text:style-name="T5">saling mencontek, </text:span><text:span text:style-name="T6">nilai terendah</text:span><text:span text:style-name="T7"> </text:span><text:span text:style-name="T5">dari </text:span><text:span text:style-name="T2">gerombolan</text:span><text:span text:style-name="T5"> tersebut atau </text:span><text:span text:style-name="T6">nilai tertinggi – 15</text:span><text:span text:style-name="T5"> akan diberikan, </text:span><text:span text:style-name="T2">whichever lowest</text:span><text:span text:style-name="T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3:20:10.699922730</meta:creation-date>
    <dc:date>2025-10-05T23:41:45.832259208</dc:date>
    <meta:editing-duration>PT21M36S</meta:editing-duration>
    <meta:editing-cycles>1</meta:editing-cycles>
    <meta:document-statistic meta:table-count="0" meta:image-count="0" meta:object-count="0" meta:page-count="1" meta:paragraph-count="23" meta:word-count="265" meta:character-count="1889" meta:non-whitespace-character-count="1646"/>
    <meta:generator>LibreOffice/7.4.7.2$Linux_X86_64 LibreOffice_project/40$Build-2</meta:generator>
  </office:meta>
</office:document-meta>
</file>